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bb7e" officeooo:paragraph-rsid="0010bb7e"/>
    </style:style>
    <style:style style:name="P2" style:family="paragraph" style:parent-style-name="Standard" style:list-style-name="L1">
      <style:text-properties officeooo:rsid="0010bb7e" officeooo:paragraph-rsid="001258b3"/>
    </style:style>
    <style:style style:name="P3" style:family="paragraph" style:parent-style-name="Standard" style:list-style-name="L1">
      <style:text-properties officeooo:rsid="0010bb7e" officeooo:paragraph-rsid="00135ab8"/>
    </style:style>
    <style:style style:name="P4" style:family="paragraph" style:parent-style-name="Standard" style:list-style-name="L1">
      <style:text-properties officeooo:rsid="0010bb7e" officeooo:paragraph-rsid="001519a8"/>
    </style:style>
    <style:style style:name="P5" style:family="paragraph" style:parent-style-name="Standard" style:list-style-name="L1">
      <style:text-properties officeooo:rsid="0010bb7e" officeooo:paragraph-rsid="0017bdf6"/>
    </style:style>
    <style:style style:name="P6" style:family="paragraph" style:parent-style-name="Standard">
      <style:text-properties officeooo:rsid="0010bb7e" officeooo:paragraph-rsid="001258b3"/>
    </style:style>
    <style:style style:name="P7" style:family="paragraph" style:parent-style-name="Standard" style:list-style-name="L1">
      <style:text-properties officeooo:rsid="001258b3" officeooo:paragraph-rsid="001258b3"/>
    </style:style>
    <style:style style:name="P8" style:family="paragraph" style:parent-style-name="Standard" style:list-style-name="L1">
      <style:text-properties officeooo:rsid="001258b3" officeooo:paragraph-rsid="00135ab8"/>
    </style:style>
    <style:style style:name="P9" style:family="paragraph" style:parent-style-name="Standard">
      <style:text-properties officeooo:rsid="001258b3" officeooo:paragraph-rsid="001258b3"/>
    </style:style>
    <style:style style:name="P10" style:family="paragraph" style:parent-style-name="Standard" style:list-style-name="L2">
      <style:text-properties officeooo:rsid="001258b3" officeooo:paragraph-rsid="001258b3"/>
    </style:style>
    <style:style style:name="P11" style:family="paragraph" style:parent-style-name="Standard" style:list-style-name="L2">
      <style:text-properties officeooo:rsid="001258b3" officeooo:paragraph-rsid="00135ab8"/>
    </style:style>
    <style:style style:name="P12" style:family="paragraph" style:parent-style-name="Standard" style:list-style-name="L2">
      <style:text-properties officeooo:rsid="001258b3" officeooo:paragraph-rsid="001519a8"/>
    </style:style>
    <style:style style:name="P13" style:family="paragraph" style:parent-style-name="Standard">
      <style:text-properties officeooo:rsid="001258b3" officeooo:paragraph-rsid="00135ab8"/>
    </style:style>
    <style:style style:name="P14" style:family="paragraph" style:parent-style-name="Standard" style:list-style-name="L2">
      <style:text-properties officeooo:rsid="00135ab8" officeooo:paragraph-rsid="00135ab8"/>
    </style:style>
    <style:style style:name="P15" style:family="paragraph" style:parent-style-name="Standard" style:list-style-name="L1">
      <style:text-properties officeooo:rsid="00135ab8" officeooo:paragraph-rsid="00135ab8"/>
    </style:style>
    <style:style style:name="P16" style:family="paragraph" style:parent-style-name="Standard">
      <style:text-properties officeooo:rsid="00135ab8" officeooo:paragraph-rsid="00135ab8"/>
    </style:style>
    <style:style style:name="P17" style:family="paragraph" style:parent-style-name="Standard" style:list-style-name="L1">
      <style:text-properties officeooo:rsid="001519a8" officeooo:paragraph-rsid="001519a8"/>
    </style:style>
    <style:style style:name="P18" style:family="paragraph" style:parent-style-name="Standard" style:list-style-name="L1">
      <style:text-properties officeooo:rsid="001519a8" officeooo:paragraph-rsid="0017bdf6"/>
    </style:style>
    <style:style style:name="P19" style:family="paragraph" style:parent-style-name="Standard">
      <style:text-properties officeooo:rsid="001519a8" officeooo:paragraph-rsid="001519a8"/>
    </style:style>
    <style:style style:name="P20" style:family="paragraph" style:parent-style-name="Standard" style:list-style-name="L2">
      <style:text-properties officeooo:rsid="001519a8" officeooo:paragraph-rsid="001519a8"/>
    </style:style>
    <style:style style:name="P21" style:family="paragraph" style:parent-style-name="Standard">
      <style:text-properties officeooo:rsid="001519a8" officeooo:paragraph-rsid="00167fc3"/>
    </style:style>
    <style:style style:name="P22" style:family="paragraph" style:parent-style-name="Standard">
      <style:text-properties officeooo:rsid="00167fc3" officeooo:paragraph-rsid="00167fc3"/>
    </style:style>
    <style:style style:name="P23" style:family="paragraph" style:parent-style-name="Standard" style:list-style-name="L1">
      <style:text-properties officeooo:rsid="00167fc3" officeooo:paragraph-rsid="00167fc3"/>
    </style:style>
    <style:style style:name="P24" style:family="paragraph" style:parent-style-name="Standard" style:list-style-name="L1">
      <style:text-properties officeooo:rsid="0017bdf6" officeooo:paragraph-rsid="0017bdf6"/>
    </style:style>
    <style:style style:name="P25" style:family="paragraph" style:parent-style-name="Standard">
      <style:text-properties officeooo:paragraph-rsid="0017bdf6"/>
    </style:style>
    <style:style style:name="P26" style:family="paragraph" style:parent-style-name="Standard">
      <style:text-properties officeooo:paragraph-rsid="0019a5f5"/>
    </style:style>
    <style:style style:name="P27" style:family="paragraph" style:parent-style-name="Text_20_body">
      <style:text-properties officeooo:rsid="0017bdf6" officeooo:paragraph-rsid="0017bdf6"/>
    </style:style>
    <style:style style:name="P28" style:family="paragraph" style:parent-style-name="Text_20_body">
      <style:text-properties officeooo:rsid="0017bdf6" officeooo:paragraph-rsid="0019a5f5"/>
    </style:style>
    <style:style style:name="P29" style:family="paragraph" style:parent-style-name="Text_20_body">
      <style:text-properties officeooo:rsid="0019a5f5" officeooo:paragraph-rsid="0019a5f5"/>
    </style:style>
    <style:style style:name="P30" style:family="paragraph" style:parent-style-name="Text_20_body">
      <style:text-properties officeooo:rsid="0019a5f5" officeooo:paragraph-rsid="001b3398"/>
    </style:style>
    <style:style style:name="P31" style:family="paragraph" style:parent-style-name="Heading">
      <style:text-properties officeooo:paragraph-rsid="0017bdf6"/>
    </style:style>
    <style:style style:name="P32" style:family="paragraph" style:parent-style-name="Heading">
      <style:text-properties officeooo:rsid="0019a5f5" officeooo:paragraph-rsid="0019a5f5"/>
    </style:style>
    <style:style style:name="T1" style:family="text">
      <style:text-properties officeooo:rsid="001258b3"/>
    </style:style>
    <style:style style:name="T2" style:family="text">
      <style:text-properties officeooo:rsid="00135ab8"/>
    </style:style>
    <style:style style:name="T3" style:family="text">
      <style:text-properties officeooo:rsid="001519a8"/>
    </style:style>
    <style:style style:name="T4" style:family="text">
      <style:text-properties officeooo:rsid="00167fc3"/>
    </style:style>
    <style:style style:name="T5" style:family="text">
      <style:text-properties officeooo:rsid="0017bdf6"/>
    </style:style>
    <style:style style:name="T6" style:family="text">
      <style:text-properties officeooo:rsid="0019a5f5"/>
    </style:style>
    <style:style style:name="T7" style:family="text">
      <style:text-properties officeooo:rsid="001b33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6cm" fo:text-indent="-0.635cm" fo:margin-left="1.4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val Battles</text:p>
      <text:h text:style-name="Heading_20_2" text:outline-level="2">Ships</text:h>
      <text:h text:style-name="Heading_20_3" text:outline-level="3">Shallow <text:span text:style-name="T3">D</text:span>raft <text:span text:style-name="T3">Vessels</text:span> (can enter shallow water areas on the map)</text:h>
      <text:p text:style-name="Heading">Light Cruisers</text:p>
      <text:p text:style-name="P13">Light Cruisers <text:span text:style-name="T2">provide light combat ship capability</text:span>. <text:s/>They have <text:span text:style-name="T2">moderate</text:span> anti-surface and anti-air capability.<text:span text:style-name="T2"> <text:s/>Their armour and armament aren't as heavy as full size cruisers, but they have significantly more manoeuvrability.</text:span></text:p>
      <text:list xml:id="list2514367627616030154" text:style-name="L2">
        <text:list-item>
          <text:p text:style-name="P14">Armament</text:p>
          <text:list>
            <text:list-item>
              <text:p text:style-name="P10">cannons:<text:tab/><text:span text:style-name="T2">moderate</text:span></text:p>
            </text:list-item>
            <text:list-item>
              <text:p text:style-name="P11">anti-aircraf<text:span text:style-name="T3">t:<text:tab/>moderate</text:span></text:p>
            </text:list-item>
          </text:list>
        </text:list-item>
        <text:list-item>
          <text:p text:style-name="P14">Armour</text:p>
          <text:list>
            <text:list-item>
              <text:p text:style-name="P14">medium</text:p>
            </text:list-item>
          </text:list>
        </text:list-item>
        <text:list-item>
          <text:p text:style-name="P12">Sensors</text:p>
          <text:list>
            <text:list-item>
              <text:p text:style-name="P20">visual: <text:tab/><text:tab/>good</text:p>
            </text:list-item>
            <text:list-item>
              <text:p text:style-name="P10">radar:<text:tab/><text:tab/><text:span text:style-name="T3">moderate</text:span></text:p>
            </text:list-item>
          </text:list>
        </text:list-item>
        <text:list-item>
          <text:p text:style-name="P10">Movement</text:p>
          <text:list>
            <text:list-item>
              <text:p text:style-name="P14">speed: <text:tab/><text:tab/><text:tab/>high</text:p>
            </text:list-item>
            <text:list-item>
              <text:p text:style-name="P11">acceleration: <text:tab/><text:tab/><text:span text:style-name="T2">medium</text:span></text:p>
            </text:list-item>
            <text:list-item>
              <text:p text:style-name="P11">manoeuvrability:<text:tab/><text:span text:style-name="T2">high</text:span></text:p>
              <text:p text:style-name="P10"/>
            </text:list-item>
          </text:list>
        </text:list-item>
      </text:list>
      <text:p text:style-name="Heading">Destroyers</text:p>
      <text:p text:style-name="P13">Destroyers <text:span text:style-name="T2">provide</text:span> scouting and anti-submarine <text:span text:style-name="T2">capability</text:span>. <text:s/>They have light anti-surface and anti-air capability, but good anti-sub capabilities. <text:s/><text:span text:style-name="T2">Their speed lets them scout out enemy forces and their torpedoes mean they can deal some significant damage to larger ships.</text:span></text:p>
      <text:p text:style-name="P13"/>
      <text:p text:style-name="P22">Sonar:</text:p>
      <text:p text:style-name="P22">Destroyers have active and passive sonar. <text:s/>In passive mode the sonar will give bearing<text:span text:style-name="T5">s</text:span> towards noise sources but won't pinpoint the target. <text:s/>In active mode submerged targets will become visible, but there will be false positives (ghost submarines will appear that are not actually there). <text:s/><text:span text:style-name="T5">In active mode the destroyer also becomes highly visible to other sonar equipped vessels well beyond the effective range of the sonar.</text:span></text:p>
      <text:list xml:id="list7503996620761087469" text:style-name="L1">
        <text:list-item>
          <text:p text:style-name="P15">Armament</text:p>
          <text:list>
            <text:list-item>
              <text:p text:style-name="P3">cannons:<text:tab/>light</text:p>
            </text:list-item>
            <text:list-item>
              <text:p text:style-name="P1">anti-aircraft: <text:tab/>light</text:p>
            </text:list-item>
            <text:list-item>
              <text:p text:style-name="P1">torpedoes</text:p>
            </text:list-item>
            <text:list-item>
              <text:p text:style-name="P1">depth charges</text:p>
            </text:list-item>
          </text:list>
        </text:list-item>
        <text:list-item>
          <text:p text:style-name="P15">Armour</text:p>
          <text:list>
            <text:list-item>
              <text:p text:style-name="P15">light</text:p>
            </text:list-item>
          </text:list>
        </text:list-item>
        <text:list-item>
          <text:p text:style-name="P4">Sensors</text:p>
          <text:list>
            <text:list-item>
              <text:p text:style-name="P17"><text:soft-page-break/>visual: <text:tab/><text:tab/>good</text:p>
            </text:list-item>
            <text:list-item>
              <text:p text:style-name="P2">radar:<text:tab/><text:tab/><text:span text:style-name="T3">moderate</text:span></text:p>
            </text:list-item>
            <text:list-item>
              <text:p text:style-name="P2">sonar: <text:tab/><text:tab/><text:span text:style-name="T3">very-good</text:span></text:p>
            </text:list-item>
          </text:list>
        </text:list-item>
        <text:list-item>
          <text:p text:style-name="P7">Movement</text:p>
          <text:list>
            <text:list-item>
              <text:p text:style-name="P7">speed: <text:tab/><text:tab/><text:tab/><text:span text:style-name="T2">very-high</text:span></text:p>
            </text:list-item>
            <text:list-item>
              <text:p text:style-name="P7">acceleration:<text:tab/><text:tab/><text:span text:style-name="T2">high</text:span></text:p>
            </text:list-item>
            <text:list-item>
              <text:p text:style-name="P7">manoeuvrability:<text:tab/><text:span text:style-name="T2">high</text:span></text:p>
            </text:list-item>
          </text:list>
        </text:list-item>
      </text:list>
      <text:p text:style-name="P9"/>
      <text:p text:style-name="Heading">Submarines</text:p>
      <text:p text:style-name="P9">Submarines fill the stealth reconnaissance and ambush roll. <text:s/>They have very-light cannons and anti-aircraft weapons bu<text:span text:style-name="T2">t can deal significant damage to larger ships with torpedoes without being detected.</text:span></text:p>
      <text:p text:style-name="P9"/>
      <text:p text:style-name="P19">Submerging:</text:p>
      <text:p text:style-name="P21">When in deep water submarines can submerge. <text:s/><text:span text:style-name="T4">Submerging makes the submarine invisible to radar and slowly reduces its ability to be spotted visually until it can no longer be seen visually at max depth. <text:s/>The submarine also becomes invulnerable to all weapons except depth charges when at max depth. <text:s/>When submerged submarines drain their battery power, with the power draining faster if they move.</text:span></text:p>
      <text:p text:style-name="P21"/>
      <text:p text:style-name="P22">Submarines can attack while submerged, but doing so automatically raises them from max depth to periscope depth, where they can be spotted visually and damaged by weapons. <text:s/>After their torpedoes hit or run out of fuel the submarine will dive back to max depth.</text:p>
      <text:list xml:id="list155003953172645" text:continue-numbering="true" text:style-name="L1">
        <text:list-item>
          <text:p text:style-name="P15">Armament</text:p>
          <text:list>
            <text:list-item>
              <text:p text:style-name="P3">cannons:<text:tab/><text:span text:style-name="T1">very-</text:span>light</text:p>
            </text:list-item>
            <text:list-item>
              <text:p text:style-name="P1">anti-aircraft: <text:tab/><text:span text:style-name="T1">very-</text:span>light</text:p>
            </text:list-item>
            <text:list-item>
              <text:p text:style-name="P3">torpedoes</text:p>
            </text:list-item>
          </text:list>
        </text:list-item>
        <text:list-item>
          <text:p text:style-name="P15">Armour</text:p>
          <text:list>
            <text:list-item>
              <text:p text:style-name="P15">light</text:p>
            </text:list-item>
          </text:list>
        </text:list-item>
        <text:list-item>
          <text:p text:style-name="P2">Sensors</text:p>
          <text:list>
            <text:list-item>
              <text:p text:style-name="P17">visual (on surfac<text:span text:style-name="T4">e</text:span>): <text:tab/><text:tab/>poor</text:p>
            </text:list-item>
            <text:list-item>
              <text:p text:style-name="P23">visual (periscope depth):<text:tab/>very-poor</text:p>
            </text:list-item>
            <text:list-item>
              <text:p text:style-name="P2">radar (on surface only): <text:tab/><text:span text:style-name="T3">poor</text:span></text:p>
            </text:list-item>
            <text:list-item>
              <text:p text:style-name="P2">sonar (passive): <text:tab/><text:tab/><text:span text:style-name="T3">good</text:span></text:p>
            </text:list-item>
          </text:list>
        </text:list-item>
        <text:list-item>
          <text:p text:style-name="P7">Movement</text:p>
          <text:list>
            <text:list-item>
              <text:p text:style-name="P15">speed <text:span text:style-name="T3">(</text:span>surfaced<text:span text:style-name="T3">)</text:span>: <text:tab/>medium</text:p>
            </text:list-item>
            <text:list-item>
              <text:p text:style-name="P15">speed <text:span text:style-name="T3">(</text:span>submerged<text:span text:style-name="T3">)</text:span>: <text:tab/>low</text:p>
            </text:list-item>
            <text:list-item>
              <text:p text:style-name="P8">acceleration: <text:tab/><text:tab/><text:span text:style-name="T2">medium</text:span></text:p>
            </text:list-item>
            <text:list-item>
              <text:p text:style-name="P7">manoeuvrability: <text:tab/><text:span text:style-name="T2">medium</text:span></text:p>
            </text:list-item>
          </text:list>
        </text:list-item>
      </text:list>
      <text:p text:style-name="P9"/>
      <text:p text:style-name="P9"/>
      <text:h text:style-name="Heading_20_3" text:outline-level="3"><text:span text:style-name="T3">Deep</text:span> <text:span text:style-name="T3">D</text:span>raft <text:span text:style-name="T3">Vessels </text:span>(cannot enter shallow water areas on the map)</text:h>
      <text:p text:style-name="Heading">Cruisers</text:p>
      <text:p text:style-name="P16">Cruisers are well rounded combat ships. <text:s/>They have very good anti-surface and anti-aircraft capability.</text:p>
      <text:list xml:id="list155003961157711" text:continue-numbering="true" text:style-name="L1">
        <text:list-item>
          <text:p text:style-name="P24"><text:soft-page-break/>Armament</text:p>
          <text:list>
            <text:list-item>
              <text:p text:style-name="P1">cannons: <text:tab/><text:span text:style-name="T2">heavy</text:span></text:p>
            </text:list-item>
            <text:list-item>
              <text:p text:style-name="P3">anti-aircraft: <text:tab/><text:span text:style-name="T2">heavy</text:span></text:p>
            </text:list-item>
          </text:list>
        </text:list-item>
        <text:list-item>
          <text:p text:style-name="P2">Sensors</text:p>
          <text:list>
            <text:list-item>
              <text:p text:style-name="P17">visual: <text:tab/><text:tab/>moderate</text:p>
            </text:list-item>
            <text:list-item>
              <text:p text:style-name="P2">radar:<text:tab/><text:tab/><text:span text:style-name="T3">good</text:span></text:p>
            </text:list-item>
          </text:list>
        </text:list-item>
        <text:list-item>
          <text:p text:style-name="P7">Movement</text:p>
          <text:list>
            <text:list-item>
              <text:p text:style-name="P7">speed: <text:span text:style-name="T2">medium</text:span></text:p>
            </text:list-item>
            <text:list-item>
              <text:p text:style-name="P7">acceleration: <text:span text:style-name="T2">medium</text:span></text:p>
            </text:list-item>
            <text:list-item>
              <text:p text:style-name="P7">manoeuvrability: <text:span text:style-name="T2">medium</text:span></text:p>
            </text:list-item>
          </text:list>
        </text:list-item>
      </text:list>
      <text:p text:style-name="P9"/>
      <text:p text:style-name="Heading">Battleships</text:p>
      <text:p text:style-name="P16">Battleships are the primary anti-surface ships. <text:s/>They have excellent anti-surface capability and moderate anti-aircraft defences.</text:p>
      <text:list xml:id="list155003965166061" text:continue-numbering="true" text:style-name="L1">
        <text:list-item>
          <text:p text:style-name="P24">Armament</text:p>
          <text:list>
            <text:list-item>
              <text:p text:style-name="P1">cannons:<text:tab/><text:span text:style-name="T2">very-heavy</text:span></text:p>
            </text:list-item>
            <text:list-item>
              <text:p text:style-name="P3">anti-aircraft:<text:tab/><text:span text:style-name="T2">moderate</text:span></text:p>
            </text:list-item>
          </text:list>
        </text:list-item>
        <text:list-item>
          <text:p text:style-name="P2">Sensors</text:p>
          <text:list>
            <text:list-item>
              <text:p text:style-name="P17">visual:<text:tab/><text:tab/><text:tab/>moderate</text:p>
            </text:list-item>
            <text:list-item>
              <text:p text:style-name="P2">radar:<text:tab/><text:tab/><text:tab/><text:span text:style-name="T3">good</text:span></text:p>
            </text:list-item>
          </text:list>
        </text:list-item>
        <text:list-item>
          <text:p text:style-name="P7">Movement</text:p>
          <text:list>
            <text:list-item>
              <text:p text:style-name="P7">speed: <text:tab/><text:tab/><text:tab/><text:span text:style-name="T3">medium</text:span></text:p>
            </text:list-item>
            <text:list-item>
              <text:p text:style-name="P7">acceleration: <text:tab/><text:tab/><text:span text:style-name="T2">very-low</text:span></text:p>
            </text:list-item>
            <text:list-item>
              <text:p text:style-name="P7">manoeuvrability:<text:tab/><text:span text:style-name="T3">low</text:span></text:p>
            </text:list-item>
          </text:list>
        </text:list-item>
      </text:list>
      <text:p text:style-name="P9"/>
      <text:p text:style-name="P6"/>
      <text:p text:style-name="Heading">Aircraft Carriers</text:p>
      <text:p text:style-name="P16">Aircraft Carriers provide long range scouting and attack capabilities. <text:s/><text:span text:style-name="T3">They have very limited weapons but can launch aircraft to fill a variety of rolls.</text:span></text:p>
      <text:list xml:id="list155003971153327" text:continue-numbering="true" text:style-name="L1">
        <text:list-item>
          <text:p text:style-name="P24">Armament</text:p>
          <text:list>
            <text:list-item>
              <text:p text:style-name="P3">anti-aircraft:<text:tab/><text:span text:style-name="T2">moderate</text:span></text:p>
            </text:list-item>
            <text:list-item>
              <text:p text:style-name="P1">aircraft:<text:tab/><text:span text:style-name="T5">heavy</text:span></text:p>
            </text:list-item>
          </text:list>
        </text:list-item>
        <text:list-item>
          <text:p text:style-name="P5">Sensors</text:p>
          <text:list>
            <text:list-item>
              <text:p text:style-name="P18">visual:<text:tab/><text:tab/><text:tab/>moderate</text:p>
            </text:list-item>
            <text:list-item>
              <text:p text:style-name="P5">radar:<text:tab/><text:tab/><text:tab/><text:span text:style-name="T5">very-good</text:span></text:p>
            </text:list-item>
            <text:list-item>
              <text:p text:style-name="P18">scout aircraft:<text:tab/><text:tab/>very-good</text:p>
            </text:list-item>
          </text:list>
        </text:list-item>
        <text:list-item>
          <text:p text:style-name="P7">Movement</text:p>
          <text:list>
            <text:list-item>
              <text:p text:style-name="P7">speed: <text:tab/><text:tab/><text:tab/><text:span text:style-name="T3">low</text:span></text:p>
            </text:list-item>
            <text:list-item>
              <text:p text:style-name="P17">acceleration: <text:tab/><text:tab/>low</text:p>
            </text:list-item>
            <text:list-item>
              <text:p text:style-name="P7">manoeuvrability:<text:tab/><text:span text:style-name="T3">very-low</text:span></text:p>
            </text:list-item>
          </text:list>
        </text:list-item>
      </text:list>
      <text:p text:style-name="P9"/>
      <text:h text:style-name="Heading_20_2" text:outline-level="2"><text:soft-page-break/>Weapons</text:h>
      <text:p text:style-name="P31">Cannons</text:p>
      <text:p text:style-name="P27">Cannons are the primary anti-ship weapon. <text:s/>Cannons have unlimited ammo and are fired automatically once an order to attack has been issued.</text:p>
      <text:p text:style-name="Standard">Auto-fire: <text:tab/><text:span text:style-name="T5">y</text:span>es</text:p>
      <text:p text:style-name="Standard">Auto-aim: <text:tab/><text:span text:style-name="T5">no</text:span></text:p>
      <text:p text:style-name="Standard">Range:<text:tab/><text:tab/>medium</text:p>
      <text:p text:style-name="Standard">Velocity:<text:tab/>high</text:p>
      <text:p text:style-name="Standard">Accuracy:<text:tab/><text:span text:style-name="T5">medium</text:span></text:p>
      <text:p text:style-name="Standard">Rate of Fire:<text:tab/><text:span text:style-name="T5">medium</text:span></text:p>
      <text:p text:style-name="P27"/>
      <text:p text:style-name="P31">Anti-Aircraft</text:p>
      <text:p text:style-name="P27">Anti-aircraft defences are the primary anti-aircraft weapon. <text:s/>They have unlimited ammo and lock onto and fire at any enemy aircraft in range automatically.</text:p>
      <text:p text:style-name="Standard">Auto-fire: <text:tab/><text:span text:style-name="T5">yes</text:span></text:p>
      <text:p text:style-name="Standard">Auto-aim: <text:tab/><text:span text:style-name="T5">yes</text:span></text:p>
      <text:p text:style-name="Standard">Range:<text:tab/><text:tab/><text:span text:style-name="T5">short</text:span></text:p>
      <text:p text:style-name="Standard">Velocity:<text:tab/>high</text:p>
      <text:p text:style-name="Standard">Accuracy:<text:tab/>low</text:p>
      <text:p text:style-name="Standard">Rate of Fire:<text:tab/><text:span text:style-name="T5">very-high</text:span></text:p>
      <text:p text:style-name="P31">Torpedoes</text:p>
      <text:p text:style-name="P27">Torpedoes are heavy anti-ship weapons. <text:s/>Ships carry a limited number of torpedoes and they must be manually aimed and fired. <text:s/>They are very slow but have good accuracy.</text:p>
      <text:p text:style-name="P28"><text:span text:style-name="T6">To fire torpedoes the player gives the direction to fire from the ship</text:span>. <text:s/><text:span text:style-name="T6">The HUD should have marks to show the maximum range as well as the travel time along the firing arc. <text:s/>Ideally, enemy ships' paths will also be plotted based on their current velocity with equal marks indicated travel time</text:span>. <text:s/><text:span text:style-name="T6">Torpedoes are fired in a fixed direction from the ship and then turn towards the desired direction. <text:s/>Destroyers launch torpedoes to port and starboard, and submarines launch torpedoes fore and aft.</text:span></text:p>
      <text:p text:style-name="P25">Auto-fire: <text:tab/><text:span text:style-name="T5">no</text:span></text:p>
      <text:p text:style-name="P25">Auto-aim: <text:tab/><text:span text:style-name="T5">no</text:span></text:p>
      <text:p text:style-name="P25">Range:<text:tab/><text:tab/>medium</text:p>
      <text:p text:style-name="P25">Velocity:<text:tab/><text:span text:style-name="T5">very-low</text:span></text:p>
      <text:p text:style-name="P25">Accuracy:<text:tab/><text:span text:style-name="T5">high</text:span></text:p>
      <text:p text:style-name="P25">Rate of Fire:<text:tab/><text:span text:style-name="T5">very-low</text:span></text:p>
      <text:p text:style-name="P31">Depth Charges</text:p>
      <text:p text:style-name="P27">Depth charges are the only weapon capable of damaging submarines at max depth. <text:s text:c="2"/>Ships have an unlimited number of depth charges available. They drop beneath the launching vessel and travel down until they reach the dept of the submarine and explode. <text:s/>They are not very accurate and will spread out as they sink as well as exploding at incorrect depths.</text:p>
      <text:p text:style-name="P27">Depth charges</text:p>
      <text:p text:style-name="P25"><text:soft-page-break/>Auto-fire: <text:tab/><text:span text:style-name="T5">no</text:span></text:p>
      <text:p text:style-name="P25">Auto-aim: <text:tab/><text:span text:style-name="T5">no</text:span></text:p>
      <text:p text:style-name="P25">Range:<text:tab/><text:tab/><text:span text:style-name="T5">very-low</text:span></text:p>
      <text:p text:style-name="P25">Velocity:<text:tab/><text:span text:style-name="T5">low</text:span></text:p>
      <text:p text:style-name="P25">Accuracy:<text:tab/><text:span text:style-name="T5">low</text:span></text:p>
      <text:p text:style-name="P26">Rate of Fire:<text:tab/><text:span text:style-name="T5">medium</text:span></text:p>
      <text:p text:style-name="P32">Aircraft</text:p>
      <text:p text:style-name="P30">Aircraft are deployable vessels. <text:s/><text:span text:style-name="T7">They are deployed in flights of 4-8 aircraft from carriers. <text:s/></text:span>Carriers have a limited number of flights <text:span text:style-name="T7">they can have active at once. <text:s/>Flights can be reconnaissance, fighters, or bombers.</text:span></text:p>
      <text:p text:style-name="P29">Flights are launched by selecting the type of flight (reconnaissance, fighter, bomber) and setting up a circular way-point path that starts and ends with the carrier. <text:s/>The path must be short enough for the aircraft to have enough fuel. <text:s/>Once launched flights behave like ships and can be given additional orders. <text:s/>However, they have limited fuel and if they run out they will crash.</text:p>
      <text:p text:style-name="P29">The way-points for flights should show travel time remaining and the flight should show its remaining fuel time.</text:p>
      <text:p text:style-name="P29">Reconnaissance flights have extra fuel and small bomb loads to hit any targets of opportunity, such as submarines.</text:p>
      <text:p text:style-name="P29">Fighters can attack other aircraft. <text:s/>They can protect the fleet from enemy fighter or escort bombers to their targets.</text:p>
      <text:p text:style-name="P29">Bombers can attack ships but they only get one attack each.</text:p>
      <text:p text:style-name="P26">Auto-fire: <text:tab/><text:span text:style-name="T5">no</text:span></text:p>
      <text:p text:style-name="P26">Auto-aim: <text:tab/><text:span text:style-name="T5">no</text:span></text:p>
      <text:p text:style-name="P26">Range:<text:tab/><text:tab/><text:span text:style-name="T6">very-long</text:span></text:p>
      <text:p text:style-name="P26">Velocity:<text:tab/><text:span text:style-name="T6">high</text:span></text:p>
      <text:p text:style-name="P26">Accuracy:<text:tab/><text:span text:style-name="T6">high</text:span></text:p>
      <text:p text:style-name="P26">Rate of Fire:<text:tab/><text:span text:style-name="T6">l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3:44:08.909000000</meta:creation-date>
    <dc:date>2015-01-16T15:50:03.901000000</dc:date>
    <meta:editing-duration>PT2M58S</meta:editing-duration>
    <meta:editing-cycles>1</meta:editing-cycles>
    <meta:document-statistic meta:table-count="0" meta:image-count="0" meta:object-count="0" meta:page-count="5" meta:paragraph-count="144" meta:word-count="1027" meta:character-count="6454" meta:non-whitespace-character-count="5544"/>
    <meta:generator>LibreOffice/4.1.4.2$Windows_x86 LibreOffice_project/0a0440ccc0227ad9829de5f46be37cfb6edcf72</meta:generator>
  </office:meta>
</office:document-meta>
</file>